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1/settings.xml" manifest:media-type="text/xml"/>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6/content.xml" manifest:media-type="text/xml"/>
  <manifest:file-entry manifest:full-path="Object 356/Configurations2/" manifest:media-type="application/vnd.sun.xml.ui.configuration"/>
  <manifest:file-entry manifest:full-path="Object 356/settings.xml" manifest:media-type="text/xml"/>
  <manifest:file-entry manifest:full-path="Object 35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Configurations2/" manifest:media-type="application/vnd.sun.xml.ui.configuration"/>
  <manifest:file-entry manifest:full-path="Object 388/"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10/settings.xml" manifest:media-type="text/xml"/>
  <manifest:file-entry manifest:full-path="Object 410/Configurations2/" manifest:media-type="application/vnd.sun.xml.ui.configuration"/>
  <manifest:file-entry manifest:full-path="Object 410/content.xml" manifest:media-type="text/xml"/>
  <manifest:file-entry manifest:full-path="Object 4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409/settings.xml" manifest:media-type="text/xml"/>
  <manifest:file-entry manifest:full-path="Object 409/Configurations2/" manifest:media-type="application/vnd.sun.xml.ui.configuration"/>
  <manifest:file-entry manifest:full-path="Object 409/content.xml" manifest:media-type="text/xml"/>
  <manifest:file-entry manifest:full-path="Object 409/"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content.xml" manifest:media-type="text/xml"/>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text-properties officeooo:paragraph-rsid="00d62b8c"/>
    </style:style>
    <style:style style:name="P105" style:family="paragraph" style:parent-style-name="Text_20_body">
      <style:paragraph-properties fo:text-align="start" style:justify-single-word="false"/>
      <style:text-properties officeooo:paragraph-rsid="00f88ee7"/>
    </style:style>
    <style:style style:name="P106" style:family="paragraph" style:parent-style-name="Text_20_body">
      <style:paragraph-properties fo:text-align="start" style:justify-single-word="false"/>
      <style:text-properties officeooo:paragraph-rsid="01ae0e0e"/>
    </style:style>
    <style:style style:name="P107" style:family="paragraph" style:parent-style-name="Text_20_body">
      <style:paragraph-properties fo:text-align="start" style:justify-single-word="false"/>
      <style:text-properties officeooo:paragraph-rsid="01b6c867"/>
    </style:style>
    <style:style style:name="P108" style:family="paragraph" style:parent-style-name="Text_20_body">
      <style:paragraph-properties fo:text-align="start" style:justify-single-word="false"/>
      <style:text-properties officeooo:rsid="00dd4c32" officeooo:paragraph-rsid="00dd4c32"/>
    </style:style>
    <style:style style:name="P109" style:family="paragraph" style:parent-style-name="Text_20_body">
      <style:text-properties officeooo:rsid="00e22aee" officeooo:paragraph-rsid="00e22aee"/>
    </style:style>
    <style:style style:name="P110" style:family="paragraph" style:parent-style-name="Text_20_body">
      <style:paragraph-properties fo:text-align="center" style:justify-single-word="false"/>
      <style:text-properties officeooo:rsid="00e22aee" officeooo:paragraph-rsid="00e22aee"/>
    </style:style>
    <style:style style:name="P111" style:family="paragraph" style:parent-style-name="Text_20_body">
      <style:paragraph-properties fo:text-align="start" style:justify-single-word="false"/>
      <style:text-properties officeooo:rsid="00e4c7fd" officeooo:paragraph-rsid="00e4c7fd"/>
    </style:style>
    <style:style style:name="P112" style:family="paragraph" style:parent-style-name="Text_20_body">
      <style:paragraph-properties fo:text-align="center" style:justify-single-word="false"/>
      <style:text-properties officeooo:rsid="00e4c7fd" officeooo:paragraph-rsid="00e4c7fd"/>
    </style:style>
    <style:style style:name="P113" style:family="paragraph" style:parent-style-name="Text_20_body">
      <style:paragraph-properties fo:text-align="start" style:justify-single-word="false"/>
      <style:text-properties officeooo:rsid="00e9d667" officeooo:paragraph-rsid="00e9d667"/>
    </style:style>
    <style:style style:name="P114" style:family="paragraph" style:parent-style-name="Text_20_body">
      <style:paragraph-properties fo:text-align="center" style:justify-single-word="false"/>
      <style:text-properties officeooo:rsid="00e9d667" officeooo:paragraph-rsid="00e9d667"/>
    </style:style>
    <style:style style:name="P115" style:family="paragraph" style:parent-style-name="Text_20_body">
      <style:paragraph-properties fo:text-align="start" style:justify-single-word="false"/>
      <style:text-properties officeooo:rsid="00eb0ac0" officeooo:paragraph-rsid="00eb0ac0"/>
    </style:style>
    <style:style style:name="P116" style:family="paragraph" style:parent-style-name="Text_20_body">
      <style:paragraph-properties fo:text-align="start" style:justify-single-word="false"/>
      <style:text-properties officeooo:rsid="00ec4aef" officeooo:paragraph-rsid="00ec4aef"/>
    </style:style>
    <style:style style:name="P117" style:family="paragraph" style:parent-style-name="Text_20_body">
      <style:paragraph-properties fo:text-align="center" style:justify-single-word="false"/>
      <style:text-properties officeooo:rsid="00ec4aef" officeooo:paragraph-rsid="00ec4aef"/>
    </style:style>
    <style:style style:name="P118" style:family="paragraph" style:parent-style-name="Text_20_body">
      <style:text-properties officeooo:paragraph-rsid="00ee2d4f"/>
    </style:style>
    <style:style style:name="P119" style:family="paragraph" style:parent-style-name="Text_20_body">
      <style:paragraph-properties fo:text-align="center" style:justify-single-word="false"/>
      <style:text-properties officeooo:rsid="00ee910b" officeooo:paragraph-rsid="00ee910b"/>
    </style:style>
    <style:style style:name="P120" style:family="paragraph" style:parent-style-name="Text_20_body">
      <style:paragraph-properties fo:text-align="start" style:justify-single-word="false"/>
      <style:text-properties officeooo:rsid="00f164f9" officeooo:paragraph-rsid="00f164f9"/>
    </style:style>
    <style:style style:name="P121" style:family="paragraph" style:parent-style-name="Text_20_body">
      <style:paragraph-properties fo:text-align="center" style:justify-single-word="false"/>
      <style:text-properties officeooo:rsid="00f88ee7" officeooo:paragraph-rsid="00f88ee7"/>
    </style:style>
    <style:style style:name="P122" style:family="paragraph" style:parent-style-name="Text_20_body">
      <style:text-properties officeooo:rsid="0100ae3e" officeooo:paragraph-rsid="0100ae3e"/>
    </style:style>
    <style:style style:name="P123" style:family="paragraph" style:parent-style-name="Text_20_body">
      <style:paragraph-properties fo:text-align="center" style:justify-single-word="false"/>
      <style:text-properties officeooo:rsid="0100ae3e" officeooo:paragraph-rsid="0100ae3e"/>
    </style:style>
    <style:style style:name="P124" style:family="paragraph" style:parent-style-name="Text_20_body">
      <style:paragraph-properties fo:text-align="start"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32caf" officeooo:paragraph-rsid="01032caf"/>
    </style:style>
    <style:style style:name="P126" style:family="paragraph" style:parent-style-name="Text_20_body">
      <style:paragraph-properties fo:text-align="center" style:justify-single-word="false"/>
      <style:text-properties officeooo:rsid="01032caf" officeooo:paragraph-rsid="01032caf"/>
    </style:style>
    <style:style style:name="P127" style:family="paragraph" style:parent-style-name="Text_20_body">
      <style:paragraph-properties fo:text-align="start" style:justify-single-word="false"/>
      <style:text-properties officeooo:rsid="010632e2" officeooo:paragraph-rsid="010632e2"/>
    </style:style>
    <style:style style:name="P128" style:family="paragraph" style:parent-style-name="Text_20_body">
      <style:paragraph-properties fo:text-align="center" style:justify-single-word="false"/>
      <style:text-properties officeooo:rsid="010632e2" officeooo:paragraph-rsid="010632e2"/>
    </style:style>
    <style:style style:name="P129" style:family="paragraph" style:parent-style-name="Text_20_body">
      <style:paragraph-properties fo:text-align="start" style:justify-single-word="false"/>
      <style:text-properties officeooo:rsid="01067cf4" officeooo:paragraph-rsid="01067cf4"/>
    </style:style>
    <style:style style:name="P130" style:family="paragraph" style:parent-style-name="Text_20_body">
      <style:paragraph-properties fo:text-align="center" style:justify-single-word="false"/>
      <style:text-properties officeooo:rsid="01067cf4" officeooo:paragraph-rsid="01067cf4"/>
    </style:style>
    <style:style style:name="P131" style:family="paragraph" style:parent-style-name="Text_20_body">
      <style:paragraph-properties fo:text-align="start" style:justify-single-word="false"/>
      <style:text-properties officeooo:rsid="0109e44b" officeooo:paragraph-rsid="0109e44b"/>
    </style:style>
    <style:style style:name="P132" style:family="paragraph" style:parent-style-name="Text_20_body">
      <style:paragraph-properties fo:text-align="center" style:justify-single-word="false"/>
      <style:text-properties officeooo:rsid="0109e44b" officeooo:paragraph-rsid="0109e44b"/>
    </style:style>
    <style:style style:name="P133" style:family="paragraph" style:parent-style-name="Text_20_body">
      <style:paragraph-properties fo:text-align="start" style:justify-single-word="false"/>
      <style:text-properties officeooo:rsid="010e3088" officeooo:paragraph-rsid="010e3088"/>
    </style:style>
    <style:style style:name="P134" style:family="paragraph" style:parent-style-name="Text_20_body">
      <style:paragraph-properties fo:text-align="center" style:justify-single-word="false"/>
      <style:text-properties officeooo:rsid="010e3088" officeooo:paragraph-rsid="010e3088"/>
    </style:style>
    <style:style style:name="P135" style:family="paragraph" style:parent-style-name="Text_20_body">
      <style:paragraph-properties fo:text-align="start" style:justify-single-word="false"/>
      <style:text-properties officeooo:rsid="010fe92a" officeooo:paragraph-rsid="010fe92a"/>
    </style:style>
    <style:style style:name="P136" style:family="paragraph" style:parent-style-name="Text_20_body">
      <style:paragraph-properties fo:text-align="start" style:justify-single-word="false"/>
      <style:text-properties officeooo:rsid="011234f9" officeooo:paragraph-rsid="011234f9"/>
    </style:style>
    <style:style style:name="P137" style:family="paragraph" style:parent-style-name="Text_20_body">
      <style:paragraph-properties fo:text-align="center" style:justify-single-word="false"/>
      <style:text-properties officeooo:rsid="011234f9" officeooo:paragraph-rsid="011234f9"/>
    </style:style>
    <style:style style:name="P138" style:family="paragraph" style:parent-style-name="Text_20_body">
      <style:paragraph-properties fo:text-align="start" style:justify-single-word="false"/>
      <style:text-properties officeooo:rsid="0116c97f" officeooo:paragraph-rsid="0116c97f"/>
    </style:style>
    <style:style style:name="P139" style:family="paragraph" style:parent-style-name="Text_20_body">
      <style:paragraph-properties fo:text-align="center" style:justify-single-word="false"/>
      <style:text-properties officeooo:rsid="0116c97f" officeooo:paragraph-rsid="0116c97f"/>
    </style:style>
    <style:style style:name="P140" style:family="paragraph" style:parent-style-name="Text_20_body">
      <style:paragraph-properties fo:text-align="start" style:justify-single-word="false"/>
      <style:text-properties officeooo:rsid="011e6d5d" officeooo:paragraph-rsid="011e6d5d"/>
    </style:style>
    <style:style style:name="P141" style:family="paragraph" style:parent-style-name="Text_20_body">
      <style:paragraph-properties fo:text-align="center" style:justify-single-word="false"/>
      <style:text-properties officeooo:rsid="011e6d5d" officeooo:paragraph-rsid="011e6d5d"/>
    </style:style>
    <style:style style:name="P142" style:family="paragraph" style:parent-style-name="Text_20_body">
      <style:paragraph-properties fo:text-align="end" style:justify-single-word="false"/>
      <style:text-properties officeooo:rsid="011e6d5d" officeooo:paragraph-rsid="011e6d5d"/>
    </style:style>
    <style:style style:name="P143" style:family="paragraph" style:parent-style-name="Text_20_body">
      <style:paragraph-properties fo:text-align="start" style:justify-single-word="false"/>
      <style:text-properties officeooo:rsid="0123fef2" officeooo:paragraph-rsid="0123fef2"/>
    </style:style>
    <style:style style:name="P144" style:family="paragraph" style:parent-style-name="Text_20_body">
      <style:paragraph-properties fo:text-align="center" style:justify-single-word="false"/>
      <style:text-properties officeooo:rsid="0123fef2" officeooo:paragraph-rsid="0123fef2"/>
    </style:style>
    <style:style style:name="P145" style:family="paragraph" style:parent-style-name="Text_20_body">
      <style:paragraph-properties fo:text-align="start" style:justify-single-word="false"/>
      <style:text-properties officeooo:rsid="0127c29a" officeooo:paragraph-rsid="0127c29a"/>
    </style:style>
    <style:style style:name="P146" style:family="paragraph" style:parent-style-name="Text_20_body">
      <style:paragraph-properties fo:text-align="center" style:justify-single-word="false"/>
      <style:text-properties officeooo:rsid="0127c29a" officeooo:paragraph-rsid="0127c29a"/>
    </style:style>
    <style:style style:name="P147" style:family="paragraph" style:parent-style-name="Text_20_body">
      <style:paragraph-properties fo:text-align="start" style:justify-single-word="false"/>
      <style:text-properties officeooo:rsid="0128fb37" officeooo:paragraph-rsid="0128fb37"/>
    </style:style>
    <style:style style:name="P148" style:family="paragraph" style:parent-style-name="Text_20_body">
      <style:paragraph-properties fo:text-align="center" style:justify-single-word="false"/>
      <style:text-properties officeooo:rsid="0128fb37" officeooo:paragraph-rsid="0128fb37"/>
    </style:style>
    <style:style style:name="P149" style:family="paragraph" style:parent-style-name="Text_20_body">
      <style:paragraph-properties fo:text-align="start" style:justify-single-word="false"/>
      <style:text-properties officeooo:rsid="012d29a0" officeooo:paragraph-rsid="012d29a0"/>
    </style:style>
    <style:style style:name="P150" style:family="paragraph" style:parent-style-name="Text_20_body">
      <style:paragraph-properties fo:text-align="center" style:justify-single-word="false"/>
      <style:text-properties officeooo:rsid="012d29a0" officeooo:paragraph-rsid="012d29a0"/>
    </style:style>
    <style:style style:name="P151" style:family="paragraph" style:parent-style-name="Text_20_body">
      <style:paragraph-properties fo:text-align="start" style:justify-single-word="false"/>
      <style:text-properties officeooo:rsid="012e7942" officeooo:paragraph-rsid="012e7942"/>
    </style:style>
    <style:style style:name="P152" style:family="paragraph" style:parent-style-name="Text_20_body">
      <style:paragraph-properties fo:text-align="center" style:justify-single-word="false"/>
      <style:text-properties officeooo:rsid="012e7942" officeooo:paragraph-rsid="012e7942"/>
    </style:style>
    <style:style style:name="P153" style:family="paragraph" style:parent-style-name="Text_20_body">
      <style:paragraph-properties fo:text-align="start" style:justify-single-word="false"/>
      <style:text-properties officeooo:rsid="012ec6ab" officeooo:paragraph-rsid="012ec6ab"/>
    </style:style>
    <style:style style:name="P154" style:family="paragraph" style:parent-style-name="Text_20_body">
      <style:paragraph-properties fo:text-align="center" style:justify-single-word="false"/>
      <style:text-properties officeooo:rsid="012ec6ab" officeooo:paragraph-rsid="012ec6ab"/>
    </style:style>
    <style:style style:name="P155" style:family="paragraph" style:parent-style-name="Text_20_body">
      <style:paragraph-properties fo:text-align="start" style:justify-single-word="false"/>
      <style:text-properties officeooo:rsid="01325eea" officeooo:paragraph-rsid="01325eea"/>
    </style:style>
    <style:style style:name="P156" style:family="paragraph" style:parent-style-name="Text_20_body">
      <style:paragraph-properties fo:text-align="start" style:justify-single-word="false"/>
      <style:text-properties officeooo:rsid="0132dfb3" officeooo:paragraph-rsid="0132dfb3"/>
    </style:style>
    <style:style style:name="P157" style:family="paragraph" style:parent-style-name="Text_20_body">
      <style:paragraph-properties fo:text-align="center"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49b15" officeooo:paragraph-rsid="01349b15"/>
    </style:style>
    <style:style style:name="P159" style:family="paragraph" style:parent-style-name="Text_20_body">
      <style:paragraph-properties fo:text-align="start"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56c4e" officeooo:paragraph-rsid="01356c4e"/>
    </style:style>
    <style:style style:name="P161" style:family="paragraph" style:parent-style-name="Text_20_body">
      <style:paragraph-properties fo:text-align="center" style:justify-single-word="false"/>
      <style:text-properties officeooo:rsid="01356c4e" officeooo:paragraph-rsid="01356c4e"/>
    </style:style>
    <style:style style:name="P162" style:family="paragraph" style:parent-style-name="Text_20_body">
      <style:paragraph-properties fo:text-align="start" style:justify-single-word="false"/>
      <style:text-properties officeooo:rsid="0139a32e" officeooo:paragraph-rsid="0139a32e"/>
    </style:style>
    <style:style style:name="P163" style:family="paragraph" style:parent-style-name="Text_20_body">
      <style:paragraph-properties fo:text-align="center" style:justify-single-word="false"/>
      <style:text-properties officeooo:rsid="0139a32e" officeooo:paragraph-rsid="0139a32e"/>
    </style:style>
    <style:style style:name="P164" style:family="paragraph" style:parent-style-name="Text_20_body">
      <style:paragraph-properties fo:text-align="start" style:justify-single-word="false"/>
      <style:text-properties officeooo:rsid="013a8baf" officeooo:paragraph-rsid="013a8baf"/>
    </style:style>
    <style:style style:name="P165" style:family="paragraph" style:parent-style-name="Text_20_body">
      <style:paragraph-properties fo:text-align="start" style:justify-single-word="false"/>
      <style:text-properties officeooo:rsid="013ddaab" officeooo:paragraph-rsid="013ddaab"/>
    </style:style>
    <style:style style:name="P166" style:family="paragraph" style:parent-style-name="Text_20_body">
      <style:paragraph-properties fo:text-align="start" style:justify-single-word="false"/>
      <style:text-properties officeooo:rsid="014070c2" officeooo:paragraph-rsid="014070c2"/>
    </style:style>
    <style:style style:name="P167" style:family="paragraph" style:parent-style-name="Text_20_body">
      <style:paragraph-properties fo:text-align="center"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d1e6" officeooo:paragraph-rsid="0140d1e6"/>
    </style:style>
    <style:style style:name="P169" style:family="paragraph" style:parent-style-name="Text_20_body">
      <style:paragraph-properties fo:text-align="start"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1"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2" style:family="paragraph" style:parent-style-name="Text_20_body">
      <style:paragraph-properties fo:text-align="start" style:justify-single-word="false"/>
      <style:text-properties officeooo:rsid="014e7d7a" officeooo:paragraph-rsid="014e7d7a"/>
    </style:style>
    <style:style style:name="P173" style:family="paragraph" style:parent-style-name="Text_20_body">
      <style:paragraph-properties fo:text-align="center" style:justify-single-word="false"/>
      <style:text-properties officeooo:rsid="014e7d7a" officeooo:paragraph-rsid="014e7d7a"/>
    </style:style>
    <style:style style:name="P174" style:family="paragraph" style:parent-style-name="Text_20_body">
      <style:paragraph-properties fo:text-align="start" style:justify-single-word="false"/>
      <style:text-properties officeooo:rsid="015183b3" officeooo:paragraph-rsid="015183b3"/>
    </style:style>
    <style:style style:name="P175" style:family="paragraph" style:parent-style-name="Text_20_body">
      <style:paragraph-properties fo:text-align="center" style:justify-single-word="false"/>
      <style:text-properties officeooo:rsid="015183b3" officeooo:paragraph-rsid="015183b3"/>
    </style:style>
    <style:style style:name="P176" style:family="paragraph" style:parent-style-name="Text_20_body">
      <style:paragraph-properties fo:text-align="start" style:justify-single-word="false"/>
      <style:text-properties officeooo:rsid="0154d830" officeooo:paragraph-rsid="0154d830"/>
    </style:style>
    <style:style style:name="P177" style:family="paragraph" style:parent-style-name="Text_20_body">
      <style:paragraph-properties fo:text-align="center" style:justify-single-word="false"/>
      <style:text-properties officeooo:rsid="0154d830" officeooo:paragraph-rsid="0154d830"/>
    </style:style>
    <style:style style:name="P178" style:family="paragraph" style:parent-style-name="Text_20_body">
      <style:paragraph-properties fo:text-align="start" style:justify-single-word="false"/>
      <style:text-properties officeooo:rsid="015774d9" officeooo:paragraph-rsid="015774d9"/>
    </style:style>
    <style:style style:name="P179" style:family="paragraph" style:parent-style-name="Text_20_body">
      <style:paragraph-properties fo:text-align="center" style:justify-single-word="false"/>
      <style:text-properties officeooo:rsid="015774d9" officeooo:paragraph-rsid="015774d9"/>
    </style:style>
    <style:style style:name="P180" style:family="paragraph" style:parent-style-name="Text_20_body">
      <style:paragraph-properties fo:text-align="start" style:justify-single-word="false"/>
      <style:text-properties officeooo:rsid="015e1f5d" officeooo:paragraph-rsid="015e1f5d"/>
    </style:style>
    <style:style style:name="P181" style:family="paragraph" style:parent-style-name="Text_20_body">
      <style:paragraph-properties fo:text-align="center" style:justify-single-word="false"/>
      <style:text-properties officeooo:rsid="015e1f5d" officeooo:paragraph-rsid="015e1f5d"/>
    </style:style>
    <style:style style:name="P182" style:family="paragraph" style:parent-style-name="Text_20_body">
      <style:paragraph-properties fo:text-align="end" style:justify-single-word="false"/>
      <style:text-properties officeooo:rsid="015e1f5d" officeooo:paragraph-rsid="015e1f5d"/>
    </style:style>
    <style:style style:name="P183" style:family="paragraph" style:parent-style-name="Text_20_body">
      <style:paragraph-properties fo:text-align="start" style:justify-single-word="false"/>
      <style:text-properties officeooo:rsid="01649dcf" officeooo:paragraph-rsid="016b3969"/>
    </style:style>
    <style:style style:name="P184" style:family="paragraph" style:parent-style-name="Text_20_body">
      <style:paragraph-properties fo:text-align="center"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49dcf"/>
    </style:style>
    <style:style style:name="P186" style:family="paragraph" style:parent-style-name="Text_20_body">
      <style:paragraph-properties fo:text-align="start" style:justify-single-word="false"/>
      <style:text-properties officeooo:rsid="016b3969" officeooo:paragraph-rsid="016b3969"/>
    </style:style>
    <style:style style:name="P187" style:family="paragraph" style:parent-style-name="Text_20_body">
      <style:paragraph-properties fo:text-align="center"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6c0c8e" officeooo:paragraph-rsid="016c0c8e"/>
    </style:style>
    <style:style style:name="P189" style:family="paragraph" style:parent-style-name="Text_20_body">
      <style:paragraph-properties fo:text-align="start" style:justify-single-word="false"/>
      <style:text-properties officeooo:rsid="016d3bf5" officeooo:paragraph-rsid="016d3bf5"/>
    </style:style>
    <style:style style:name="P190" style:family="paragraph" style:parent-style-name="Text_20_body">
      <style:paragraph-properties fo:text-align="center" style:justify-single-word="false"/>
      <style:text-properties officeooo:rsid="016d3bf5" officeooo:paragraph-rsid="016d3bf5"/>
    </style:style>
    <style:style style:name="P191" style:family="paragraph" style:parent-style-name="Text_20_body">
      <style:paragraph-properties fo:text-align="start" style:justify-single-word="false"/>
      <style:text-properties officeooo:rsid="01706e15" officeooo:paragraph-rsid="01706e15"/>
    </style:style>
    <style:style style:name="P192" style:family="paragraph" style:parent-style-name="Text_20_body">
      <style:paragraph-properties fo:text-align="start" style:justify-single-word="false"/>
      <style:text-properties officeooo:rsid="01724c9f" officeooo:paragraph-rsid="01724c9f"/>
    </style:style>
    <style:style style:name="P193" style:family="paragraph" style:parent-style-name="Text_20_body">
      <style:paragraph-properties fo:text-align="start" style:justify-single-word="false"/>
      <style:text-properties officeooo:rsid="01727612" officeooo:paragraph-rsid="01727612"/>
    </style:style>
    <style:style style:name="P194" style:family="paragraph" style:parent-style-name="Text_20_body">
      <style:paragraph-properties fo:text-align="center" style:justify-single-word="false"/>
      <style:text-properties officeooo:rsid="01727612" officeooo:paragraph-rsid="01727612"/>
    </style:style>
    <style:style style:name="P195" style:family="paragraph" style:parent-style-name="Text_20_body">
      <style:paragraph-properties fo:text-align="start" style:justify-single-word="false"/>
      <style:text-properties officeooo:rsid="0174ffdd" officeooo:paragraph-rsid="0174ffdd"/>
    </style:style>
    <style:style style:name="P196" style:family="paragraph" style:parent-style-name="Text_20_body">
      <style:paragraph-properties fo:text-align="center" style:justify-single-word="false"/>
      <style:text-properties officeooo:rsid="0174ffdd" officeooo:paragraph-rsid="0174ffdd"/>
    </style:style>
    <style:style style:name="P197" style:family="paragraph" style:parent-style-name="Text_20_body">
      <style:paragraph-properties fo:text-align="start" style:justify-single-word="false"/>
      <style:text-properties officeooo:rsid="0176cc67" officeooo:paragraph-rsid="0176cc67"/>
    </style:style>
    <style:style style:name="P198" style:family="paragraph" style:parent-style-name="Text_20_body">
      <style:paragraph-properties fo:text-align="center" style:justify-single-word="false"/>
      <style:text-properties officeooo:rsid="0176cc67" officeooo:paragraph-rsid="0176cc67"/>
    </style:style>
    <style:style style:name="P199" style:family="paragraph" style:parent-style-name="Text_20_body">
      <style:text-properties officeooo:paragraph-rsid="017bd7ac"/>
    </style:style>
    <style:style style:name="P200" style:family="paragraph" style:parent-style-name="Text_20_body">
      <style:paragraph-properties fo:text-align="start" style:justify-single-word="false"/>
      <style:text-properties officeooo:rsid="01802797" officeooo:paragraph-rsid="01802797"/>
    </style:style>
    <style:style style:name="P201" style:family="paragraph" style:parent-style-name="Text_20_body">
      <style:paragraph-properties fo:text-align="center" style:justify-single-word="false"/>
      <style:text-properties officeooo:rsid="01802797" officeooo:paragraph-rsid="01802797"/>
    </style:style>
    <style:style style:name="P202" style:family="paragraph" style:parent-style-name="Text_20_body">
      <style:paragraph-properties fo:text-align="start" style:justify-single-word="false"/>
      <style:text-properties officeooo:rsid="01815af0" officeooo:paragraph-rsid="01815af0"/>
    </style:style>
    <style:style style:name="P203" style:family="paragraph" style:parent-style-name="Text_20_body">
      <style:paragraph-properties fo:text-align="center" style:justify-single-word="false"/>
      <style:text-properties officeooo:rsid="01815af0" officeooo:paragraph-rsid="01815af0"/>
    </style:style>
    <style:style style:name="P204" style:family="paragraph" style:parent-style-name="Text_20_body">
      <style:paragraph-properties fo:text-align="start" style:justify-single-word="false"/>
      <style:text-properties officeooo:rsid="0182f1b3" officeooo:paragraph-rsid="0182f1b3" style:language-asian="zh" style:country-asian="CN"/>
    </style:style>
    <style:style style:name="P205" style:family="paragraph" style:parent-style-name="Text_20_body">
      <style:paragraph-properties fo:text-align="center" style:justify-single-word="false"/>
      <style:text-properties officeooo:rsid="0182f1b3" officeooo:paragraph-rsid="0182f1b3" style:language-asian="zh" style:country-asian="CN"/>
    </style:style>
    <style:style style:name="P206" style:family="paragraph" style:parent-style-name="Text_20_body">
      <style:paragraph-properties fo:text-align="start" style:justify-single-word="false"/>
      <style:text-properties officeooo:rsid="0185e4c5" officeooo:paragraph-rsid="0185e4c5" style:language-asian="zh" style:country-asian="CN"/>
    </style:style>
    <style:style style:name="P207" style:family="paragraph" style:parent-style-name="Text_20_body">
      <style:paragraph-properties fo:text-align="center"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f70" officeooo:paragraph-rsid="0185ef70" style:language-asian="zh" style:country-asian="CN"/>
    </style:style>
    <style:style style:name="P209" style:family="paragraph" style:parent-style-name="Text_20_body">
      <style:paragraph-properties fo:text-align="start"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7cfac" officeooo:paragraph-rsid="0187cfac" style:language-asian="zh" style:country-asian="CN"/>
    </style:style>
    <style:style style:name="P211" style:family="paragraph" style:parent-style-name="Text_20_body">
      <style:paragraph-properties fo:text-align="center" style:justify-single-word="false"/>
      <style:text-properties officeooo:rsid="0187cfac" officeooo:paragraph-rsid="0187cfac" style:language-asian="zh" style:country-asian="CN"/>
    </style:style>
    <style:style style:name="P212" style:family="paragraph" style:parent-style-name="Text_20_body">
      <style:paragraph-properties fo:text-align="start" style:justify-single-word="false"/>
      <style:text-properties officeooo:rsid="01881067" officeooo:paragraph-rsid="01881067" style:language-asian="zh" style:country-asian="CN"/>
    </style:style>
    <style:style style:name="P213" style:family="paragraph" style:parent-style-name="Text_20_body">
      <style:paragraph-properties fo:text-align="start" style:justify-single-word="false"/>
      <style:text-properties officeooo:rsid="0188f8c9" officeooo:paragraph-rsid="0188f8c9" style:language-asian="zh" style:country-asian="CN"/>
    </style:style>
    <style:style style:name="P214" style:family="paragraph" style:parent-style-name="Text_20_body">
      <style:paragraph-properties fo:text-align="start" style:justify-single-word="false"/>
      <style:text-properties officeooo:rsid="0189aad2" officeooo:paragraph-rsid="0189aad2" style:language-asian="zh" style:country-asian="CN"/>
    </style:style>
    <style:style style:name="P215" style:family="paragraph" style:parent-style-name="Text_20_body">
      <style:paragraph-properties fo:text-align="start" style:justify-single-word="false"/>
      <style:text-properties officeooo:rsid="018b229f" officeooo:paragraph-rsid="018b229f" style:language-asian="zh" style:country-asian="CN"/>
    </style:style>
    <style:style style:name="P216" style:family="paragraph" style:parent-style-name="Text_20_body">
      <style:paragraph-properties fo:text-align="center" style:justify-single-word="false"/>
      <style:text-properties officeooo:rsid="018b229f" officeooo:paragraph-rsid="018b229f" style:language-asian="zh" style:country-asian="CN"/>
    </style:style>
    <style:style style:name="P217" style:family="paragraph" style:parent-style-name="Text_20_body">
      <style:paragraph-properties fo:text-align="start" style:justify-single-word="false"/>
      <style:text-properties officeooo:rsid="018b5fd4" officeooo:paragraph-rsid="018b5fd4" style:language-asian="zh" style:country-asian="CN"/>
    </style:style>
    <style:style style:name="P218" style:family="paragraph" style:parent-style-name="Text_20_body">
      <style:paragraph-properties fo:text-align="center" style:justify-single-word="false"/>
      <style:text-properties officeooo:rsid="018b5fd4" officeooo:paragraph-rsid="018b5fd4" style:language-asian="zh" style:country-asian="CN"/>
    </style:style>
    <style:style style:name="P219" style:family="paragraph" style:parent-style-name="Text_20_body">
      <style:paragraph-properties fo:text-align="start" style:justify-single-word="false"/>
      <style:text-properties officeooo:rsid="018d0253" officeooo:paragraph-rsid="018d0253" style:language-asian="zh" style:country-asian="CN"/>
    </style:style>
    <style:style style:name="P220" style:family="paragraph" style:parent-style-name="Text_20_body">
      <style:paragraph-properties fo:text-align="center" style:justify-single-word="false"/>
      <style:text-properties officeooo:rsid="018d0253" officeooo:paragraph-rsid="018d0253" style:language-asian="zh" style:country-asian="CN"/>
    </style:style>
    <style:style style:name="P221" style:family="paragraph" style:parent-style-name="Text_20_body">
      <style:paragraph-properties fo:text-align="start" style:justify-single-word="false"/>
      <style:text-properties officeooo:rsid="0191f3ef" officeooo:paragraph-rsid="0191f3ef" style:language-asian="zh" style:country-asian="CN"/>
    </style:style>
    <style:style style:name="P222" style:family="paragraph" style:parent-style-name="Text_20_body">
      <style:paragraph-properties fo:text-align="center"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4278a" officeooo:paragraph-rsid="0194278a" style:language-asian="zh" style:country-asian="CN"/>
    </style:style>
    <style:style style:name="P224" style:family="paragraph" style:parent-style-name="Text_20_body">
      <style:paragraph-properties fo:text-align="center" style:justify-single-word="false"/>
      <style:text-properties officeooo:rsid="0194278a" officeooo:paragraph-rsid="019b372e" style:language-asian="zh" style:country-asian="CN"/>
    </style:style>
    <style:style style:name="P225" style:family="paragraph" style:parent-style-name="Text_20_body">
      <style:paragraph-properties fo:text-align="start" style:justify-single-word="false"/>
      <style:text-properties officeooo:rsid="0194278a" officeooo:paragraph-rsid="0194278a" style:language-asian="zh" style:country-asian="CN"/>
    </style:style>
    <style:style style:name="P226" style:family="paragraph" style:parent-style-name="Text_20_body">
      <style:paragraph-properties fo:text-align="start" style:justify-single-word="false"/>
      <style:text-properties officeooo:rsid="0194278a" officeooo:paragraph-rsid="019b372e" style:language-asian="zh" style:country-asian="CN"/>
    </style:style>
    <style:style style:name="P227" style:family="paragraph" style:parent-style-name="Text_20_body">
      <style:text-properties officeooo:rsid="019dc243" officeooo:paragraph-rsid="019dc243"/>
    </style:style>
    <style:style style:name="P228" style:family="paragraph" style:parent-style-name="Text_20_body">
      <style:text-properties officeooo:rsid="019ffb39" officeooo:paragraph-rsid="019ffb39"/>
    </style:style>
    <style:style style:name="P229" style:family="paragraph" style:parent-style-name="Text_20_body">
      <style:text-properties officeooo:rsid="01a160d9" officeooo:paragraph-rsid="01a160d9"/>
    </style:style>
    <style:style style:name="P230" style:family="paragraph" style:parent-style-name="Text_20_body">
      <style:text-properties officeooo:rsid="01a4b3ae" officeooo:paragraph-rsid="01a4b3ae"/>
    </style:style>
    <style:style style:name="P231" style:family="paragraph" style:parent-style-name="Text_20_body">
      <style:text-properties officeooo:rsid="01a52783" officeooo:paragraph-rsid="01a52783"/>
    </style:style>
    <style:style style:name="P232" style:family="paragraph" style:parent-style-name="Text_20_body">
      <style:text-properties officeooo:rsid="01a5539d" officeooo:paragraph-rsid="01a5539d"/>
    </style:style>
    <style:style style:name="P233" style:family="paragraph" style:parent-style-name="Text_20_body">
      <style:text-properties officeooo:paragraph-rsid="01a896ce"/>
    </style:style>
    <style:style style:name="P234" style:family="paragraph" style:parent-style-name="Text_20_body">
      <style:paragraph-properties fo:text-align="start" style:justify-single-word="false"/>
      <style:text-properties officeooo:rsid="01b032dc" officeooo:paragraph-rsid="01b032dc"/>
    </style:style>
    <style:style style:name="P235" style:family="paragraph" style:parent-style-name="Text_20_body">
      <style:paragraph-properties fo:text-align="center" style:justify-single-word="false"/>
      <style:text-properties officeooo:rsid="01b032dc" officeooo:paragraph-rsid="01b032dc"/>
    </style:style>
    <style:style style:name="P236" style:family="paragraph" style:parent-style-name="Text_20_body">
      <style:paragraph-properties fo:text-align="start" style:justify-single-word="false"/>
      <style:text-properties officeooo:rsid="01b3d1f9" officeooo:paragraph-rsid="01b3d1f9"/>
    </style:style>
    <style:style style:name="P237" style:family="paragraph" style:parent-style-name="Text_20_body">
      <style:paragraph-properties fo:text-align="center" style:justify-single-word="false"/>
      <style:text-properties officeooo:rsid="01aacf60" officeooo:paragraph-rsid="01ae0e0e"/>
    </style:style>
    <style:style style:name="P238" style:family="paragraph" style:parent-style-name="Text_20_body">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Text_20_body">
      <style:text-properties officeooo:paragraph-rsid="01c14d67"/>
    </style:style>
    <style:style style:name="P249" style:family="paragraph" style:parent-style-name="Text_20_body">
      <style:paragraph-properties fo:text-align="start" style:justify-single-word="false"/>
      <style:text-properties officeooo:rsid="01c2c3d2" officeooo:paragraph-rsid="01c2c3d2"/>
    </style:style>
    <style:style style:name="P250" style:family="paragraph" style:parent-style-name="Text_20_body">
      <style:paragraph-properties fo:text-align="center" style:justify-single-word="false"/>
      <style:text-properties officeooo:rsid="01c2c3d2" officeooo:paragraph-rsid="01c2c3d2"/>
    </style:style>
    <style:style style:name="P251" style:family="paragraph" style:parent-style-name="Text_20_body">
      <style:paragraph-properties fo:text-align="start" style:justify-single-word="false"/>
      <style:text-properties officeooo:rsid="01c8f990" officeooo:paragraph-rsid="01c8f990"/>
    </style:style>
    <style:style style:name="P252" style:family="paragraph" style:parent-style-name="Text_20_body">
      <style:paragraph-properties fo:text-align="center" style:justify-single-word="false"/>
      <style:text-properties officeooo:rsid="01c8f990" officeooo:paragraph-rsid="01c8f990"/>
    </style:style>
    <style:style style:name="P253" style:family="paragraph" style:parent-style-name="Text_20_body">
      <style:paragraph-properties fo:text-align="start" style:justify-single-word="false"/>
      <style:text-properties officeooo:rsid="01ca654a" officeooo:paragraph-rsid="01ca654a"/>
    </style:style>
    <style:style style:name="P254" style:family="paragraph" style:parent-style-name="Text_20_body">
      <style:paragraph-properties fo:text-align="center" style:justify-single-word="false"/>
      <style:text-properties officeooo:rsid="01ca654a" officeooo:paragraph-rsid="01ca654a"/>
    </style:style>
    <style:style style:name="P255" style:family="paragraph" style:parent-style-name="Text_20_body">
      <style:paragraph-properties fo:text-align="start" style:justify-single-word="false"/>
      <style:text-properties officeooo:rsid="01ceb213" officeooo:paragraph-rsid="01ceb213"/>
    </style:style>
    <style:style style:name="P256" style:family="paragraph" style:parent-style-name="Text_20_body">
      <style:paragraph-properties fo:text-align="center" style:justify-single-word="false"/>
      <style:text-properties officeooo:rsid="01ceb213" officeooo:paragraph-rsid="01ceb213"/>
    </style:style>
    <style:style style:name="P257" style:family="paragraph" style:parent-style-name="Text_20_body">
      <style:paragraph-properties fo:text-align="start" style:justify-single-word="false"/>
      <style:text-properties officeooo:rsid="01d78ea2" officeooo:paragraph-rsid="01d78ea2"/>
    </style:style>
    <style:style style:name="P258" style:family="paragraph" style:parent-style-name="Text_20_body">
      <style:paragraph-properties fo:text-align="center"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859fb" officeooo:paragraph-rsid="01d859fb"/>
    </style:style>
    <style:style style:name="P260" style:family="paragraph" style:parent-style-name="Text_20_body">
      <style:paragraph-properties fo:text-align="start"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96681" officeooo:paragraph-rsid="01d96681"/>
    </style:style>
    <style:style style:name="P262" style:family="paragraph" style:parent-style-name="Text_20_body">
      <style:paragraph-properties fo:text-align="center" style:justify-single-word="false"/>
      <style:text-properties officeooo:rsid="01d96681" officeooo:paragraph-rsid="01d96681"/>
    </style:style>
    <style:style style:name="P263" style:family="paragraph" style:parent-style-name="Text_20_body">
      <style:paragraph-properties fo:text-align="start" style:justify-single-word="false"/>
      <style:text-properties officeooo:rsid="01dd7f3b" officeooo:paragraph-rsid="01dd7f3b"/>
    </style:style>
    <style:style style:name="P264" style:family="paragraph" style:parent-style-name="Text_20_body">
      <style:paragraph-properties fo:text-align="center" style:justify-single-word="false"/>
      <style:text-properties officeooo:rsid="01dd7f3b" officeooo:paragraph-rsid="01dd7f3b"/>
    </style:style>
    <style:style style:name="P265" style:family="paragraph" style:parent-style-name="Text_20_body">
      <style:paragraph-properties fo:text-align="start" style:justify-single-word="false"/>
      <style:text-properties officeooo:rsid="01e2f04c" officeooo:paragraph-rsid="01e2f04c"/>
    </style:style>
    <style:style style:name="P266" style:family="paragraph" style:parent-style-name="Text_20_body">
      <style:paragraph-properties fo:text-align="center" style:justify-single-word="false"/>
      <style:text-properties officeooo:rsid="01e2f04c" officeooo:paragraph-rsid="01e2f04c"/>
    </style:style>
    <style:style style:name="P267" style:family="paragraph" style:parent-style-name="Text_20_body">
      <style:paragraph-properties fo:text-align="start" style:justify-single-word="false"/>
      <style:text-properties officeooo:rsid="01e3fa91" officeooo:paragraph-rsid="01e3fa91"/>
    </style:style>
    <style:style style:name="P268" style:family="paragraph" style:parent-style-name="Text_20_body">
      <style:paragraph-properties fo:text-align="center" style:justify-single-word="false"/>
      <style:text-properties officeooo:rsid="01e3fa91" officeooo:paragraph-rsid="01e3fa91"/>
    </style:style>
    <style:style style:name="P269" style:family="paragraph" style:parent-style-name="Text_20_body">
      <style:paragraph-properties fo:text-align="start" style:justify-single-word="false"/>
      <style:text-properties officeooo:rsid="01e56096" officeooo:paragraph-rsid="01e56096"/>
    </style:style>
    <style:style style:name="P270" style:family="paragraph" style:parent-style-name="Text_20_body">
      <style:paragraph-properties fo:text-align="start" style:justify-single-word="false"/>
      <style:text-properties officeooo:rsid="01e43065" officeooo:paragraph-rsid="01e43065"/>
    </style:style>
    <style:style style:name="P271" style:family="paragraph" style:parent-style-name="Text_20_body">
      <style:paragraph-properties fo:text-align="center" style:justify-single-word="false"/>
      <style:text-properties officeooo:rsid="01e43065" officeooo:paragraph-rsid="01e43065"/>
    </style:style>
    <style:style style:name="P272" style:family="paragraph" style:parent-style-name="Text_20_body">
      <style:paragraph-properties fo:text-align="start" style:justify-single-word="false"/>
      <style:text-properties officeooo:rsid="01eb9fac" officeooo:paragraph-rsid="01eb9fac"/>
    </style:style>
    <style:style style:name="P273" style:family="paragraph" style:parent-style-name="Text_20_body">
      <style:paragraph-properties fo:text-align="center" style:justify-single-word="false"/>
      <style:text-properties officeooo:rsid="01eb9fac" officeooo:paragraph-rsid="01eb9fac"/>
    </style:style>
    <style:style style:name="P274" style:family="paragraph" style:parent-style-name="Text_20_body">
      <style:paragraph-properties fo:text-align="start" style:justify-single-word="false"/>
      <style:text-properties officeooo:rsid="01f93458" officeooo:paragraph-rsid="01f93458"/>
    </style:style>
    <style:style style:name="P275" style:family="paragraph" style:parent-style-name="Text_20_body">
      <style:paragraph-properties fo:text-align="start" style:justify-single-word="false"/>
      <style:text-properties officeooo:rsid="01fb1462" officeooo:paragraph-rsid="01fb1462"/>
    </style:style>
    <style:style style:name="P276" style:family="paragraph" style:parent-style-name="Text_20_body">
      <style:paragraph-properties fo:text-align="center" style:justify-single-word="false"/>
      <style:text-properties officeooo:rsid="01fb1462" officeooo:paragraph-rsid="01fb1462"/>
    </style:style>
    <style:style style:name="P277" style:family="paragraph" style:parent-style-name="Text_20_body">
      <style:paragraph-properties fo:text-align="start" style:justify-single-word="false"/>
      <style:text-properties officeooo:rsid="020035cb" officeooo:paragraph-rsid="020035cb"/>
    </style:style>
    <style:style style:name="P278" style:family="paragraph" style:parent-style-name="Text_20_body">
      <style:paragraph-properties fo:text-align="center" style:justify-single-word="false"/>
      <style:text-properties officeooo:rsid="020035cb" officeooo:paragraph-rsid="020035cb"/>
    </style:style>
    <style:style style:name="P279" style:family="paragraph" style:parent-style-name="Text_20_body">
      <style:paragraph-properties fo:text-align="start" style:justify-single-word="false"/>
      <style:text-properties officeooo:rsid="0205d3ed" officeooo:paragraph-rsid="0205d3ed"/>
    </style:style>
    <style:style style:name="P280" style:family="paragraph" style:parent-style-name="Text_20_body">
      <style:paragraph-properties fo:text-align="center" style:justify-single-word="false"/>
      <style:text-properties officeooo:rsid="0205d3ed" officeooo:paragraph-rsid="0205d3ed"/>
    </style:style>
    <style:style style:name="P281" style:family="paragraph" style:parent-style-name="Text_20_body">
      <style:paragraph-properties fo:text-align="start" style:justify-single-word="false"/>
      <style:text-properties officeooo:rsid="0208f863" officeooo:paragraph-rsid="0208f863"/>
    </style:style>
    <style:style style:name="P282" style:family="paragraph" style:parent-style-name="Text_20_body">
      <style:paragraph-properties fo:text-align="center" style:justify-single-word="false"/>
      <style:text-properties officeooo:rsid="0208f863" officeooo:paragraph-rsid="0208f863"/>
    </style:style>
    <style:style style:name="P283" style:family="paragraph" style:parent-style-name="Text_20_body">
      <style:paragraph-properties fo:text-align="start" style:justify-single-word="false"/>
      <style:text-properties officeooo:rsid="020d583d" officeooo:paragraph-rsid="020d583d"/>
    </style:style>
    <style:style style:name="P284" style:family="paragraph" style:parent-style-name="Text_20_body">
      <style:paragraph-properties fo:text-align="center" style:justify-single-word="false"/>
      <style:text-properties officeooo:rsid="020d583d" officeooo:paragraph-rsid="020d583d"/>
    </style:style>
    <style:style style:name="P285" style:family="paragraph" style:parent-style-name="Text_20_body">
      <style:paragraph-properties fo:text-align="start" style:justify-single-word="false"/>
      <style:text-properties officeooo:rsid="020e683e" officeooo:paragraph-rsid="020e683e"/>
    </style:style>
    <style:style style:name="P286" style:family="paragraph" style:parent-style-name="Text_20_body">
      <style:paragraph-properties fo:text-align="center" style:justify-single-word="false"/>
      <style:text-properties officeooo:rsid="020e683e" officeooo:paragraph-rsid="020e683e"/>
    </style:style>
    <style:style style:name="P287" style:family="paragraph" style:parent-style-name="Text_20_body">
      <style:paragraph-properties fo:text-align="start" style:justify-single-word="false"/>
      <style:text-properties officeooo:rsid="020f77a3" officeooo:paragraph-rsid="020f77a3"/>
    </style:style>
    <style:style style:name="P288" style:family="paragraph" style:parent-style-name="Text_20_body">
      <style:paragraph-properties fo:text-align="center" style:justify-single-word="false"/>
      <style:text-properties officeooo:rsid="020f77a3" officeooo:paragraph-rsid="020f77a3"/>
    </style:style>
    <style:style style:name="P289" style:family="paragraph" style:parent-style-name="Text_20_body">
      <style:paragraph-properties fo:text-align="start" style:justify-single-word="false"/>
      <style:text-properties officeooo:rsid="00957a90" officeooo:paragraph-rsid="02174389"/>
    </style:style>
    <style:style style:name="P290" style:family="paragraph" style:parent-style-name="Text_20_body">
      <style:text-properties officeooo:rsid="0222ea07" officeooo:paragraph-rsid="0222ea07"/>
    </style:style>
    <style:style style:name="P291" style:family="paragraph" style:parent-style-name="Text_20_body">
      <style:text-properties officeooo:rsid="02261682" officeooo:paragraph-rsid="02261682"/>
    </style:style>
    <style:style style:name="P292" style:family="paragraph" style:parent-style-name="Text_20_body">
      <style:text-properties officeooo:rsid="02272d39" officeooo:paragraph-rsid="02272d39"/>
    </style:style>
    <style:style style:name="P293" style:family="paragraph" style:parent-style-name="Text_20_body">
      <style:paragraph-properties fo:text-align="center" style:justify-single-word="false"/>
      <style:text-properties officeooo:rsid="02272d39" officeooo:paragraph-rsid="02272d39"/>
    </style:style>
    <style:style style:name="P294" style:family="paragraph" style:parent-style-name="Text_20_body">
      <style:paragraph-properties fo:text-align="start" style:justify-single-word="false"/>
      <style:text-properties officeooo:rsid="022af092" officeooo:paragraph-rsid="022af092"/>
    </style:style>
    <style:style style:name="P295" style:family="paragraph" style:parent-style-name="Text_20_body">
      <style:paragraph-properties fo:text-align="start" style:justify-single-word="false"/>
      <style:text-properties officeooo:rsid="022cd3dd" officeooo:paragraph-rsid="022cd3dd"/>
    </style:style>
    <style:style style:name="P296" style:family="paragraph" style:parent-style-name="Text_20_body">
      <style:paragraph-properties fo:text-align="center" style:justify-single-word="false"/>
      <style:text-properties officeooo:rsid="022cd3dd" officeooo:paragraph-rsid="022cd3dd"/>
    </style:style>
    <style:style style:name="P297" style:family="paragraph" style:parent-style-name="Text_20_body">
      <style:paragraph-properties fo:text-align="start" style:justify-single-word="false"/>
      <style:text-properties officeooo:rsid="022cdada" officeooo:paragraph-rsid="022cdada"/>
    </style:style>
    <style:style style:name="P298" style:family="paragraph" style:parent-style-name="Text_20_body">
      <style:paragraph-properties fo:text-align="center" style:justify-single-word="false"/>
      <style:text-properties officeooo:rsid="022cdada" officeooo:paragraph-rsid="022cdada"/>
    </style:style>
    <style:style style:name="P299" style:family="paragraph" style:parent-style-name="Text_20_body">
      <style:paragraph-properties fo:text-align="start" style:justify-single-word="false"/>
      <style:text-properties officeooo:rsid="02312f58" officeooo:paragraph-rsid="02312f58"/>
    </style:style>
    <style:style style:name="P300" style:family="paragraph" style:parent-style-name="Text_20_body">
      <style:paragraph-properties fo:text-align="center" style:justify-single-word="false"/>
      <style:text-properties officeooo:rsid="02312f58" officeooo:paragraph-rsid="02312f58"/>
    </style:style>
    <style:style style:name="P301" style:family="paragraph" style:parent-style-name="Text_20_body">
      <style:paragraph-properties fo:text-align="start" style:justify-single-word="false"/>
      <style:text-properties officeooo:rsid="0232efb2" officeooo:paragraph-rsid="0232efb2"/>
    </style:style>
    <style:style style:name="P302" style:family="paragraph" style:parent-style-name="Text_20_body">
      <style:paragraph-properties fo:text-align="center" style:justify-single-word="false"/>
      <style:text-properties officeooo:rsid="0232efb2" officeooo:paragraph-rsid="0232efb2"/>
    </style:style>
    <style:style style:name="P303" style:family="paragraph" style:parent-style-name="Text_20_body">
      <style:paragraph-properties fo:text-align="start" style:justify-single-word="false"/>
      <style:text-properties officeooo:rsid="0234d9e8" officeooo:paragraph-rsid="0234d9e8"/>
    </style:style>
    <style:style style:name="P304" style:family="paragraph" style:parent-style-name="Text_20_body">
      <style:paragraph-properties fo:text-align="center" style:justify-single-word="false"/>
      <style:text-properties officeooo:rsid="0234d9e8" officeooo:paragraph-rsid="0234d9e8"/>
    </style:style>
    <style:style style:name="P305" style:family="paragraph" style:parent-style-name="Text_20_body">
      <style:paragraph-properties fo:text-align="start" style:justify-single-word="false"/>
      <style:text-properties officeooo:rsid="023ace3f" officeooo:paragraph-rsid="023ace3f"/>
    </style:style>
    <style:style style:name="P306" style:family="paragraph" style:parent-style-name="Text_20_body">
      <style:paragraph-properties fo:text-align="start" style:justify-single-word="false"/>
      <style:text-properties officeooo:rsid="023bac1e" officeooo:paragraph-rsid="023bac1e"/>
    </style:style>
    <style:style style:name="P307" style:family="paragraph" style:parent-style-name="Text_20_body">
      <style:paragraph-properties fo:text-align="center" style:justify-single-word="false"/>
      <style:text-properties officeooo:rsid="023bac1e" officeooo:paragraph-rsid="023bac1e"/>
    </style:style>
    <style:style style:name="P308" style:family="paragraph" style:parent-style-name="Text_20_body">
      <style:paragraph-properties fo:text-align="start" style:justify-single-word="false"/>
      <style:text-properties officeooo:rsid="023be75b" officeooo:paragraph-rsid="023be75b"/>
    </style:style>
    <style:style style:name="P309" style:family="paragraph" style:parent-style-name="Text_20_body">
      <style:paragraph-properties fo:text-align="center" style:justify-single-word="false"/>
      <style:text-properties officeooo:rsid="023be75b" officeooo:paragraph-rsid="023be75b"/>
    </style:style>
    <style:style style:name="P310" style:family="paragraph" style:parent-style-name="Text_20_body">
      <style:paragraph-properties fo:text-align="start" style:justify-single-word="false"/>
      <style:text-properties officeooo:rsid="023fc56d" officeooo:paragraph-rsid="023fc56d"/>
    </style:style>
    <style:style style:name="P311" style:family="paragraph" style:parent-style-name="Text_20_body">
      <style:paragraph-properties fo:text-align="center" style:justify-single-word="false"/>
      <style:text-properties officeooo:rsid="023fc56d" officeooo:paragraph-rsid="023fc56d"/>
    </style:style>
    <style:style style:name="P312" style:family="paragraph" style:parent-style-name="Text_20_body">
      <style:paragraph-properties fo:text-align="start" style:justify-single-word="false"/>
      <style:text-properties officeooo:rsid="0241fa82" officeooo:paragraph-rsid="0241fa82"/>
    </style:style>
    <style:style style:name="P313" style:family="paragraph" style:parent-style-name="Text_20_body">
      <style:paragraph-properties fo:text-align="center" style:justify-single-word="false"/>
      <style:text-properties officeooo:rsid="0241fa82" officeooo:paragraph-rsid="0241fa82"/>
    </style:style>
    <style:style style:name="P314" style:family="paragraph" style:parent-style-name="Text_20_body">
      <style:paragraph-properties fo:text-align="start" style:justify-single-word="false"/>
      <style:text-properties officeooo:rsid="0244fcf7" officeooo:paragraph-rsid="0244fcf7"/>
    </style:style>
    <style:style style:name="P315" style:family="paragraph" style:parent-style-name="Text_20_body">
      <style:paragraph-properties fo:text-align="center" style:justify-single-word="false"/>
      <style:text-properties officeooo:rsid="0244fcf7" officeooo:paragraph-rsid="0244fcf7"/>
    </style:style>
    <style:style style:name="P316" style:family="paragraph" style:parent-style-name="Text_20_body">
      <style:paragraph-properties fo:text-align="start" style:justify-single-word="false"/>
      <style:text-properties officeooo:rsid="02460627" officeooo:paragraph-rsid="02460627"/>
    </style:style>
    <style:style style:name="P317" style:family="paragraph" style:parent-style-name="Text_20_body">
      <style:paragraph-properties fo:text-align="center" style:justify-single-word="false"/>
      <style:text-properties officeooo:rsid="02460627" officeooo:paragraph-rsid="02460627"/>
    </style:style>
    <style:style style:name="P318" style:family="paragraph" style:parent-style-name="Text_20_body">
      <style:paragraph-properties fo:text-align="start" style:justify-single-word="false"/>
      <style:text-properties officeooo:rsid="0249400c" officeooo:paragraph-rsid="0249400c"/>
    </style:style>
    <style:style style:name="P319" style:family="paragraph" style:parent-style-name="Text_20_body">
      <style:paragraph-properties fo:text-align="center" style:justify-single-word="false"/>
      <style:text-properties officeooo:rsid="0249400c" officeooo:paragraph-rsid="0249400c"/>
    </style:style>
    <style:style style:name="P320" style:family="paragraph" style:parent-style-name="Text_20_body">
      <style:paragraph-properties fo:text-align="start" style:justify-single-word="false"/>
      <style:text-properties officeooo:rsid="024a348a" officeooo:paragraph-rsid="024a348a"/>
    </style:style>
    <style:style style:name="P321" style:family="paragraph" style:parent-style-name="Text_20_body">
      <style:paragraph-properties fo:text-align="start" style:justify-single-word="false"/>
      <style:text-properties officeooo:rsid="024c34dc" officeooo:paragraph-rsid="024c34dc"/>
    </style:style>
    <style:style style:name="P322" style:family="paragraph" style:parent-style-name="Text_20_body">
      <style:text-properties officeooo:paragraph-rsid="024e6530"/>
    </style:style>
    <style:style style:name="P323" style:family="paragraph" style:parent-style-name="Heading_20_2">
      <style:paragraph-properties fo:break-before="page"/>
    </style:style>
    <style:style style:name="P324" style:family="paragraph" style:parent-style-name="Heading_20_3">
      <style:text-properties officeooo:rsid="00181f89" officeooo:paragraph-rsid="00181f89"/>
    </style:style>
    <style:style style:name="P325" style:family="paragraph" style:parent-style-name="Heading_20_3">
      <style:text-properties officeooo:rsid="0033b296" officeooo:paragraph-rsid="0033b296"/>
    </style:style>
    <style:style style:name="P326" style:family="paragraph" style:parent-style-name="Heading_20_3">
      <style:text-properties officeooo:rsid="0044c0f6" officeooo:paragraph-rsid="0044c0f6"/>
    </style:style>
    <style:style style:name="P327" style:family="paragraph" style:parent-style-name="Heading_20_3">
      <style:text-properties officeooo:rsid="00775590" officeooo:paragraph-rsid="00775590"/>
    </style:style>
    <style:style style:name="P328" style:family="paragraph" style:parent-style-name="Heading_20_3">
      <style:text-properties officeooo:rsid="008fb909" officeooo:paragraph-rsid="008fb909"/>
    </style:style>
    <style:style style:name="P329" style:family="paragraph" style:parent-style-name="Heading_20_3">
      <style:text-properties officeooo:rsid="009ceb71" officeooo:paragraph-rsid="009ceb71"/>
    </style:style>
    <style:style style:name="P330" style:family="paragraph" style:parent-style-name="Heading_20_3">
      <style:text-properties officeooo:rsid="00ad710d" officeooo:paragraph-rsid="00ad710d"/>
    </style:style>
    <style:style style:name="P331" style:family="paragraph" style:parent-style-name="Heading_20_3">
      <style:text-properties officeooo:rsid="00b68ad4" officeooo:paragraph-rsid="00b68ad4"/>
    </style:style>
    <style:style style:name="P332" style:family="paragraph" style:parent-style-name="Heading_20_3">
      <style:text-properties officeooo:rsid="00cfbc68" officeooo:paragraph-rsid="00cfbc68"/>
    </style:style>
    <style:style style:name="P333" style:family="paragraph" style:parent-style-name="Heading_20_3">
      <style:text-properties officeooo:rsid="00d39944" officeooo:paragraph-rsid="00d39944"/>
    </style:style>
    <style:style style:name="P334" style:family="paragraph" style:parent-style-name="Heading_20_3">
      <style:text-properties officeooo:rsid="00e17029" officeooo:paragraph-rsid="00e17029"/>
    </style:style>
    <style:style style:name="P335" style:family="paragraph" style:parent-style-name="Heading_20_3">
      <style:text-properties officeooo:rsid="00ee2d4f" officeooo:paragraph-rsid="00ee2d4f"/>
    </style:style>
    <style:style style:name="P336" style:family="paragraph" style:parent-style-name="Heading_20_3">
      <style:text-properties officeooo:rsid="00f6ead0" officeooo:paragraph-rsid="00f6ead0"/>
    </style:style>
    <style:style style:name="P337" style:family="paragraph" style:parent-style-name="Heading_20_3">
      <style:text-properties officeooo:rsid="00fcb919" officeooo:paragraph-rsid="00fcb919"/>
    </style:style>
    <style:style style:name="P338" style:family="paragraph" style:parent-style-name="Heading_20_3">
      <style:text-properties officeooo:rsid="017bd7ac" officeooo:paragraph-rsid="017bd7ac"/>
    </style:style>
    <style:style style:name="P339" style:family="paragraph" style:parent-style-name="Heading_20_3">
      <style:text-properties officeooo:rsid="019c4f0e" officeooo:paragraph-rsid="019c4f0e"/>
    </style:style>
    <style:style style:name="P340" style:family="paragraph" style:parent-style-name="Heading_20_3">
      <style:text-properties officeooo:rsid="01a896ce" officeooo:paragraph-rsid="01a896ce"/>
    </style:style>
    <style:style style:name="P341" style:family="paragraph" style:parent-style-name="Heading_20_3">
      <style:text-properties officeooo:rsid="01b6c867" officeooo:paragraph-rsid="01b6c867"/>
    </style:style>
    <style:style style:name="P342" style:family="paragraph" style:parent-style-name="Heading_20_3">
      <style:text-properties officeooo:rsid="01c14d67" officeooo:paragraph-rsid="01c14d67"/>
    </style:style>
    <style:style style:name="P343" style:family="paragraph" style:parent-style-name="Heading_20_3">
      <style:text-properties officeooo:rsid="021c3871" officeooo:paragraph-rsid="021c3871"/>
    </style:style>
    <style:style style:name="P344" style:family="paragraph" style:parent-style-name="Heading_20_3">
      <style:paragraph-properties fo:break-before="page"/>
      <style:text-properties officeooo:rsid="024e6530" officeooo:paragraph-rsid="024e6530"/>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4"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325"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326"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23"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327" text:outline-level="3">4.3.1 梯度之上:Jacobian和Hessian矩阵</text:h>
      <text:p text:style-name="P51"><text:span text:style-name="T28">1. </text:span>Jacobian行列式：</text:p>
      <text:p text:style-name="P51">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328" text:outline-level="3">4.3.2　Newton method 牛顿法</text:h>
      <text:p text:style-name="P61">考虑无约束最优化问题</text:p>
      <text:p text:style-name="P62"><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289">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7"/>
      <text:h text:style-name="P329" text:outline-level="3">4.3.3 quasi Newton method 拟牛顿法</text:h>
      <text:p text:style-name="P68">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330" text:outline-level="3">4.3.4　DFP(Davidon-Fletcher-Powell)算法</text:h>
      <text:p text:style-name="P79">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4"/>
      <text:h text:style-name="P331" text:outline-level="3">4.4 约束优化</text:h>
      <text:h text:style-name="P331" text:outline-level="3">4.4.1 拉格朗日对偶性<text:span text:style-name="T38">(Lagrange duality)</text:span></text:h>
      <text:p text:style-name="P86">原始问题</text:p>
      <text:p text:style-name="P86">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6"/>
      <text:h text:style-name="P332" text:outline-level="3">4.4.2<text:tab/>最小二乘法(Least squares method)</text:h>
      <text:p text:style-name="P97">略</text:p>
      <text:h text:style-name="P323" text:outline-level="2">第<text:span text:style-name="T43">5章<text:tab/>机器学习基础</text:span></text:h>
      <text:h text:style-name="P333" text:outline-level="3">5.1.4<text:tab/>示例：线性回归</text:h>
      <text:p text:style-name="P98">线性回归的输出是其输入的线性函数：</text:p>
      <text:p text:style-name="P99"><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8">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4"/>
      <text:p text:style-name="P104">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334" text:outline-level="3">5.4.2 偏差</text:h>
      <text:p text:style-name="P109">估计的偏差被定义为：</text:p>
      <text:p text:style-name="P110"><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1">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2"><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2"><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3">从上式可以看出样本均值的期望就是总体的均值，没有偏差；</text:p>
      <text:p text:style-name="P113">样本方差的均值<text:span text:style-name="T47">：</text:span></text:p>
      <text:p text:style-name="P114"><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3">由方差和期望直接的关系<text:span text:style-name="T48">：</text:span></text:p>
      <text:p text:style-name="P113"><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4"><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5">可以得出：</text:p>
      <text:p text:style-name="P115"><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5"><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6">因此</text:p>
      <text:p text:style-name="P117"><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6"/>
      <text:h text:style-name="P335" text:outline-level="3">5.4.4权衡偏差和方差以最小化均方误差(MSE)</text:h>
      <text:p text:style-name="P119"><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0">推导如下：</text:p>
      <text:p text:style-name="P120"><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8"/>
      <text:h text:style-name="P336" text:outline-level="3">5.6 贝叶斯统计</text:h>
      <text:p text:style-name="P121"><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5"><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5"/>
      <text:h text:style-name="P337" text:outline-level="3">5.7 监督学习方法</text:h>
      <text:h text:style-name="P337" text:outline-level="3">5.7.2 支持向量机(support vector machines,SVM)</text:h>
      <text:p text:style-name="Heading">一<text:span text:style-name="T50">、</text:span>线性可分支持向量机</text:p>
      <text:p text:style-name="P122"><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3"><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4">几何间隔为</text:p>
      <text:p text:style-name="P123"><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5">最大化间隔分离超平面</text:p>
      <text:p text:style-name="P125"><text:tab/>下面考虑如何求得一个几何间隔最大的分离超平面<text:span text:style-name="T51">，即最大分离超平面。该问题可以表示为下面的约束最优化问题：</text:span></text:p>
      <text:p text:style-name="P126"><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6"><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7">该问题等价于：</text:p>
      <text:p text:style-name="P128"><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8"><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9">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0"><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0"><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1"><text:soft-page-break/>若训练数据集T线性可分，则可将训练数据集中的样本点完全正确分开的最大间隔分离超平面存在且唯一。</text:p>
      <text:p text:style-name="P131">学习的对偶算法</text:p>
      <text:p text:style-name="P131"><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2"><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3">原问题可以表示为：</text:p>
      <text:p text:style-name="P134"><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3">对偶问题可以表示为：</text:p>
      <text:p text:style-name="P134"><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5">由于目标函数和约束条件是凸函数<text:span text:style-name="T52">，故原问题和对偶问题同解。</text:span></text:p>
      <text:p text:style-name="P136">(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6">将拉格朗日函数对w,b分别求偏导，其导数为0，如下：</text:p>
      <text:p text:style-name="P137"><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7"><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8">得：</text:p>
      <text:p text:style-name="P139"><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9"><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8">代入拉格朗日函数得<text:span text:style-name="T53">：</text:span></text:p>
      <text:p text:style-name="P138"><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0"><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1"><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1"><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3">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4"><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2"><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5">其中b的求解是根据KKT互补条件</text:p>
      <text:p text:style-name="P146"><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7">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7"><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8"><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8"><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49">该问题的拉格朗日函数为：</text:p>
      <text:p text:style-name="P150"><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1">原问题等价于：</text:p>
      <text:p text:style-name="P152"><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3"><text:soft-page-break/>原问题的对偶问题为：</text:p>
      <text:p text:style-name="P154"><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5">(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7"><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7"><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7"><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6">得<text:span text:style-name="T55">：</text:span></text:p>
      <text:p text:style-name="P158"><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59">代入拉格朗日函数得：</text:p>
      <text:p text:style-name="P158"><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0">(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1"><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1"><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2">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3"><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4"><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5"><text:tab/>用线性分类方法求解非线性分类问题分两步：首先使用一个变换将原空间的数据映射到新空间；然后在新空间里用线性分类学习方法从训练数据中学习分类模型。</text:p>
      <text:p text:style-name="P170">核函数</text:p>
      <text:p text:style-name="P166"><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67"><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6">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67"><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69">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1">正定核</text:p>
      <text:p text:style-name="P169"><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68"><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69">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72"><text:soft-page-break/>(1)两个变量的二次规划的求解方法</text:p>
      <text:p text:style-name="P172">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3"><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74">考虑分隔超平面(w,b)</text:p>
      <text:p text:style-name="P175"><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74">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75"><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74">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5"><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76">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77"><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78">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79"><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80">可以得出：</text:p>
      <text:p text:style-name="P182"><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82"/>
      <text:p text:style-name="P180">又因为</text:p>
      <text:p text:style-name="P181"><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80"><text:soft-page-break/>将<text:span text:style-name="T63">v带入※式，可得：</text:span></text:p>
      <text:p text:style-name="P181"><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83">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4"><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86">可得</text:p>
      <text:p text:style-name="P185"><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86">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87"><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88">(2)变量的选择方法</text:p>
      <text:p text:style-name="P189"><text:tab/>KKT条件如下：</text:p>
      <text:p text:style-name="P190"><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91">a)第一个变量的选择</text:p>
      <text:p text:style-name="P191"><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1">b)第二个变量的选择</text:p>
      <text:p text:style-name="P191"><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92">(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193">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194"><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195">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196"><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195"><text:soft-page-break/>消去<text:span text:style-name="T67">v项，</text:span></text:p>
      <text:p text:style-name="P196"><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197">使用b更新E</text:p>
      <text:p text:style-name="P198"><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338" text:outline-level="3">5.7.3 决策树</text:h>
      <text:p text:style-name="P199"><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9">一、特征选择问题</text:p>
      <text:p text:style-name="P199">信息增益</text:p>
      <text:p text:style-name="P199"><text:tab/>特征<text:span text:style-name="T68">A对训练数据集D的信息增益g(D,A),定义为集合D的经验熵H(D)与特征A给定条件下D的经验条件熵H(D|A)之差，即</text:span></text:p>
      <text:p text:style-name="P44"><draw:frame draw:style-name="fr1"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00"><text:tab/>在给定<draw:frame draw:style-name="fr1"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01"><draw:frame draw:style-name="fr1"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00">进一步在给定Y(各个<draw:frame draw:style-name="fr1"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01"><draw:frame draw:style-name="fr1"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02">信息增益比</text:p>
      <text:p text:style-name="P202"><text:tab/>特征<text:span text:style-name="T69">A对训练数据集D的信息增益比</text:span><text:span text:style-name="T69"><draw:frame draw:style-name="fr1"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03"><draw:frame draw:style-name="fr1"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04">二、ID3算法<text:span text:style-name="T70">、C4.5生成算法（略）</text:span></text:p>
      <text:p text:style-name="P204">三<text:span text:style-name="T70">、决策树的剪枝</text:span></text:p>
      <text:p text:style-name="P204"><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5"><draw:frame draw:style-name="fr1"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06">其中经验熵为</text:p>
      <text:p text:style-name="P207"><draw:frame draw:style-name="fr1"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06">记<draw:frame draw:style-name="fr1"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07"><draw:frame draw:style-name="fr1"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09"/>
      <text:p text:style-name="P209">四、CART(classification and regression tree)算法</text:p>
      <text:p text:style-name="P209">1)CART生产</text:p>
      <text:p text:style-name="P209">a. 回归树的生成</text:p>
      <text:p text:style-name="P209">假设<text:span text:style-name="T71">X与Y分别为输入和输出变量，并且Y是连续变量，给定训练数据集</text:span></text:p>
      <text:p text:style-name="P208"><draw:frame draw:style-name="fr1"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10">输入空间划分为M个单元<draw:frame draw:style-name="fr1"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11"><draw:frame draw:style-name="fr1"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12"/>
      <text:p text:style-name="P213">其中<draw:frame draw:style-name="fr1"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14">接下来寻找输入空间的一个近视最优划分</text:p>
      <text:p text:style-name="P215">选择第j个变量<draw:frame draw:style-name="fr1"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6"><draw:frame draw:style-name="fr1"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15">目标函数</text:p>
      <text:p text:style-name="P216"><text:soft-page-break/><draw:frame draw:style-name="fr1"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17">其中</text:p>
      <text:p text:style-name="P218"><draw:frame draw:style-name="fr1"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19">b. 分类树的生成</text:p>
      <text:p text:style-name="P219">基尼指数</text:p>
      <text:p text:style-name="P219"><text:tab/>分类问题中<text:span text:style-name="T72">，假设有K个类，样本点属于第k类的概率为</text:span><text:span text:style-name="T72"><draw:frame draw:style-name="fr1"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0"><draw:frame draw:style-name="fr1"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19">如果样本集合<text:span text:style-name="T72">D根据特征A是否取某一可能值</text:span><text:span text:style-name="T72"><draw:frame draw:style-name="fr1"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0"><draw:frame draw:style-name="fr1"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21">2) CART剪枝</text:p>
      <text:p text:style-name="P221"><text:tab/>在剪枝过程中损失的函数为<text:span text:style-name="T73">：</text:span></text:p>
      <text:p text:style-name="P222"><draw:frame draw:style-name="fr1"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25">而对于未剪枝前子树<draw:frame draw:style-name="fr1"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23"><draw:frame draw:style-name="fr1"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25">剪枝后的损失函数为：</text:p>
      <text:p text:style-name="P223"><draw:frame draw:style-name="fr1"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25">注意t为<draw:frame draw:style-name="fr1"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6"><text:tab/>当<draw:frame draw:style-name="fr1" draw:name="对象165" text:anchor-type="as-char" svg:y="-0.1484in" svg:width="0.4236in" svg:height="0.1839in" draw:z-index="336"><draw:object xlink:href="./Object 332" xlink:type="simple" xlink:show="embed" xlink:actuate="onLoad"/><draw:image xlink:href="./ObjectReplacements/Object 332" xlink:type="simple" xlink:show="embed" xlink:actuate="onLoad"/></draw:frame>时有<draw:frame draw:style-name="fr1" draw:name="对象166" text:anchor-type="as-char" svg:y="-0.152in" svg:width="1.028in" svg:height="0.2126in"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1063in" svg:width="0.2165in" svg:height="0.1181in"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1063in" svg:width="0.2165in" svg:height="0.1181in"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152in" svg:width="1.0661in" svg:height="0.2126in"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4"><text:span text:style-name="T74"><draw:frame draw:style-name="fr1" draw:name="对象175" text:anchor-type="as-char" svg:y="-0.2835in" svg:width="1.1047in" svg:height="0.4661in" draw:z-index="341"><draw:object xlink:href="./Object 342" xlink:type="simple" xlink:show="embed" xlink:actuate="onLoad"/><draw:image xlink:href="./ObjectReplacements/Object 342" xlink:type="simple" xlink:show="embed" xlink:actuate="onLoad"/></draw:frame></text:span><text:span text:style-name="T74">,</text:span></text:p>
      <text:p text:style-name="P226"><text:span text:style-name="T74">当</text:span><text:span text:style-name="T74"><draw:frame draw:style-name="fr1"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5">二<text:span text:style-name="T75">、交叉验证选取最优子树(略)</text:span></text:p>
      <text:h text:style-name="P339" text:outline-level="3"><text:soft-page-break/>5.7.4 k近邻法(k-nearest neighbor,k-NN)</text:h>
      <text:p text:style-name="P227">一、k近邻算法</text:p>
      <text:p text:style-name="P227"><text:tab/>对输入实例<draw:frame draw:style-name="fr1"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27">二<text:span text:style-name="T76">、k近邻法的实现：kd树</text:span></text:p>
      <text:p text:style-name="P228">1)kd树的构造</text:p>
      <text:p text:style-name="P228">输入：k维空间数据集<draw:frame draw:style-name="fr1"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1"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28">输出：kd树</text:p>
      <text:p text:style-name="P229">(a)开始<text:span text:style-name="T77">：构造根节点，根节点对应于包含T的k维空间的超矩形区域。</text:span></text:p>
      <text:p text:style-name="P229">选择<draw:frame draw:style-name="fr1"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0">(b)重复<text:span text:style-name="T79">：对深度为j的节点，选择</text:span><text:span text:style-name="T79"><draw:frame draw:style-name="fr1"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1">(c)直到没有实例需要划分时停止。</text:p>
      <text:p text:style-name="P232">2)kd树的最近邻搜索<text:span text:style-name="T80">(略)</text:span></text:p>
      <text:p text:style-name="P232"/>
      <text:h text:style-name="P340" text:outline-level="3">5.7.5 朴素贝叶斯法</text:h>
      <text:p text:style-name="P233"><text:tab/>假设有训练数据</text:p>
      <text:p text:style-name="P45"><draw:frame draw:style-name="fr1"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6">其中输入数据<draw:frame draw:style-name="fr1"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7"><draw:frame draw:style-name="fr1"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6">后验概率为</text:p>
      <text:p text:style-name="P46"><draw:frame draw:style-name="fr1"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34"><text:soft-page-break/>贝叶斯估计</text:p>
      <text:p text:style-name="P234"><text:tab/>用极大似然估计可能会出现所要估计的概率值为0情况，为解决这种情况，引入常量<draw:frame draw:style-name="fr1"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35"><draw:frame draw:style-name="fr1"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34">其中<draw:frame draw:style-name="fr1"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1"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5"><draw:frame draw:style-name="fr1"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36">其中K为输入空间的划分数量。</text:p>
      <text:p text:style-name="P236"/>
      <text:h text:style-name="P341" text:outline-level="3">5.7.6 感知机(perceptron)</text:h>
      <text:p text:style-name="P238"><text:tab/>假设输入空间<draw:frame draw:style-name="fr1"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7">称为感知机<text:span text:style-name="T83">；其中，w和b为感知机模型的参数，</text:span><text:span text:style-name="T83"><draw:frame draw:style-name="fr1"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1" draw:name="对象204" text:anchor-type="as-char" svg:y="-0.1484in" svg:width="0.5181in" svg:height="0.2091in"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1"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1"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1"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1"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1"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1"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1"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44">其中<draw:frame draw:style-name="fr1"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1"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1" draw:name="对象213" text:anchor-type="as-char" svg:y="-0.2909in" svg:width="2.1075in" svg:height="0.4591in"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1"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text:h text:style-name="P342" text:outline-level="3">5.7.7逻辑斯谛回归与最大熵模型</text:h>
      <text:p text:style-name="P248">一、逻辑斯谛分布<text:span text:style-name="T87">(logistic distribution)</text:span></text:p>
      <text:p text:style-name="P248">设<text:span text:style-name="T88">X是连续随机变量，X服从逻辑斯谛分布是指X具有下列分布函数和密度函数：</text:span></text:p>
      <text:p text:style-name="P48"><draw:frame draw:style-name="fr1"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49">二、二项逻辑斯谛回归模型</text:p>
      <text:p text:style-name="P249">二项逻辑斯谛回归模型是如下的条件概率分布：</text:p>
      <text:p text:style-name="P250"><draw:frame draw:style-name="fr1"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49">注意这里<draw:frame draw:style-name="fr1"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49"/>
      <text:p text:style-name="P249"><text:soft-page-break/>三<text:span text:style-name="T89">、模型参数估计</text:span></text:p>
      <text:p text:style-name="P249"><text:tab/>对于训练数据<draw:frame draw:style-name="fr1"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49"><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0"><draw:frame draw:style-name="fr1"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51">其中<draw:frame draw:style-name="fr1"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1"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52"><draw:frame draw:style-name="fr1"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69">注意了上述成立的条件是先验分布是均匀分布，此时最大后验概率与最大似然估计是一致的。</text:p>
      <text:p text:style-name="P253">假设<draw:frame draw:style-name="fr1"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54"><draw:frame draw:style-name="fr1"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53">对数似然函数为</text:p>
      <text:p text:style-name="P254"><draw:frame draw:style-name="fr1"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53">对<text:span text:style-name="T92">L(w)求极大值，得出w的估计值。</text:span></text:p>
      <text:p text:style-name="P254"><draw:frame draw:style-name="fr1"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53">四<text:span text:style-name="T93">、最大熵原理</text:span></text:p>
      <text:p text:style-name="P255">(1) 最大熵模型的定义</text:p>
      <text:p text:style-name="P255"><text:tab/>给定一个训练集<draw:frame draw:style-name="fr1"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6"><text:soft-page-break/><draw:frame draw:style-name="fr1"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55">特征函数<draw:frame draw:style-name="fr1"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56"><draw:frame draw:style-name="fr1"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55">特征函数<draw:frame draw:style-name="fr1"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56"><draw:frame draw:style-name="fr1"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57">最大熵模型</text:p>
      <text:p text:style-name="P257">假设满足所以约束条件的模型集合<text:span text:style-name="T96">C</text:span>为</text:p>
      <text:p text:style-name="P258"><draw:frame draw:style-name="fr1"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60">定义在条件概率分布P(Y|X)上的条件熵为</text:p>
      <text:p text:style-name="P259"><draw:frame draw:style-name="fr1"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60">则模型集合C中条件熵H(P)最大的模型称为最大熵模型。</text:p>
      <text:p text:style-name="P261">(2)最大熵模型的学习</text:p>
      <text:p text:style-name="P262"><draw:frame draw:style-name="fr1"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61">引入拉格朗日函数</text:p>
      <text:p text:style-name="P262"><draw:frame draw:style-name="fr1"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63">最优化的原始问题是</text:p>
      <text:p text:style-name="P264"><draw:frame draw:style-name="fr1"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63">对偶问题是</text:p>
      <text:p text:style-name="P264"><draw:frame draw:style-name="fr1"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65">求L(P,w)对P(y| x)的偏导数</text:p>
      <text:p text:style-name="P266"><text:soft-page-break/><draw:frame draw:style-name="fr1"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66"><draw:frame draw:style-name="fr1"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67">由于<draw:frame draw:style-name="fr1"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68"><draw:frame draw:style-name="fr1"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67">其中，</text:p>
      <text:p text:style-name="P268"><draw:frame draw:style-name="fr1"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67">求解对偶问题外部的极大化问题。</text:p>
      <text:p text:style-name="P270">(2)极大似然估计</text:p>
      <text:p text:style-name="P270"><text:tab/>最大熵模型把未知的，不确定的信息认为是服从均匀分布，和最大似然估计是一致的；假设有一直训练数据<draw:frame draw:style-name="fr1"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1"><draw:frame draw:style-name="fr1"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70">对两边开<text:span text:style-name="T98">N次根号</text:span></text:p>
      <text:p text:style-name="P271"><draw:frame draw:style-name="fr1"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72">假设训练数据集中有K个数据<draw:frame draw:style-name="fr1"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1484in" svg:width="0.289in" svg:height="0.2091in"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152in" svg:width="0.5543in" svg:height="0.2126in"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3"><draw:frame draw:style-name="fr1"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72">对数似然函数如下</text:p>
      <text:p text:style-name="P273"><text:soft-page-break/><draw:frame draw:style-name="fr1"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72">注意上面的第二个等式到第三个等式的转换<text:span text:style-name="T100">，是令</text:span><text:span text:style-name="T100"><draw:frame draw:style-name="fr1"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2">故对数似然函数写成</text:p>
      <text:p text:style-name="P273"><draw:frame draw:style-name="fr1"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74">可以求得最大熵模型学习中的对偶函数极大化等价于最大熵模型的极大似然估计。</text:p>
      <text:p text:style-name="P274">五<text:span text:style-name="T101">、模型学习的最优化算法</text:span></text:p>
      <text:p text:style-name="P275">(1)改进的迭代尺度法<text:span text:style-name="T102">(improved iterative scaling,IIS)</text:span></text:p>
      <text:p text:style-name="P275">已知最大熵模型为</text:p>
      <text:p text:style-name="P276"><draw:frame draw:style-name="fr1"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75">其中</text:p>
      <text:p text:style-name="P276"><draw:frame draw:style-name="fr1"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75">对数似然函数为</text:p>
      <text:p text:style-name="P276"><draw:frame draw:style-name="fr1"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77">假设最大熵模型当前的参数向量是<draw:frame draw:style-name="fr1"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1"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278"><draw:frame draw:style-name="fr1"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77">利用不等式</text:p>
      <text:p text:style-name="P278"><draw:frame draw:style-name="fr1"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279"><text:soft-page-break/>建立对数似然函数改变量的下界：</text:p>
      <text:p text:style-name="P280"><draw:frame draw:style-name="fr1"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279">将右端记为</text:p>
      <text:p text:style-name="P280"><draw:frame draw:style-name="fr1"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279">于是有</text:p>
      <text:p text:style-name="P280"><draw:frame draw:style-name="fr1"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281">令<draw:frame draw:style-name="fr1"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281"><draw:frame draw:style-name="fr1"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281">又因为根据在凸区间<text:span text:style-name="T103">，则对任意的</text:span><text:span text:style-name="T103"><draw:frame draw:style-name="fr1" draw:name="对象278" text:anchor-type="as-char" svg:y="-0.152in" svg:width="2.7693in" svg:height="0.2126in" draw:z-index="444"><draw:object xlink:href="./Object 445" xlink:type="simple" xlink:show="embed" xlink:actuate="onLoad"/><draw:image xlink:href="./ObjectReplacements/Object 445" xlink:type="simple" xlink:show="embed" xlink:actuate="onLoad"/></draw:frame></text:span><text:span text:style-name="T103">，有</text:span></text:p>
      <text:p text:style-name="P282"><draw:frame draw:style-name="fr1"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283">可得：</text:p>
      <text:p text:style-name="P284"><draw:frame draw:style-name="fr1"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285">则</text:p>
      <text:p text:style-name="P285"><draw:frame draw:style-name="fr1"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285">令</text:p>
      <text:p text:style-name="P286"><draw:frame draw:style-name="fr1"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285">于是得出</text:p>
      <text:p text:style-name="P286"><draw:frame draw:style-name="fr1"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287">令<draw:frame draw:style-name="fr1"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1"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288"><draw:frame draw:style-name="fr1"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287"><text:soft-page-break/>令偏导数等于零<text:span text:style-name="T104">，可得</text:span></text:p>
      <text:p text:style-name="P288"><draw:frame draw:style-name="fr1"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287">求出<draw:frame draw:style-name="fr1" draw:name="对象288" text:anchor-type="as-char" svg:y="-0.1252in" svg:width="0.1957in" svg:height="0.1862in" draw:z-index="454"><draw:object xlink:href="./Object 455" xlink:type="simple" xlink:show="embed" xlink:actuate="onLoad"/><draw:image xlink:href="./ObjectReplacements/Object 455" xlink:type="simple" xlink:show="embed" xlink:actuate="onLoad"/></draw:frame>更新<draw:frame draw:style-name="fr1"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287"/>
      <text:h text:style-name="P343" text:outline-level="3">5.7.8 提升方法<text:span text:style-name="T106">(boosting)</text:span></text:h>
      <text:p text:style-name="P290">一、AdaBoost算法</text:p>
      <text:p text:style-name="P291">输入：训练数据集<draw:frame draw:style-name="fr1"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1"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291">输出<text:span text:style-name="T107">：最终分类器G(x)</text:span></text:p>
      <text:p text:style-name="P292">(1)初始化训练数据的权值分布</text:p>
      <text:p text:style-name="P293"><draw:frame draw:style-name="fr1"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294">(2)对<draw:frame draw:style-name="fr1"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295">(a)使用具有权值分布<draw:frame draw:style-name="fr1"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296"><draw:frame draw:style-name="fr1"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297">(b)计算<draw:frame draw:style-name="fr1"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298"><draw:frame draw:style-name="fr1"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299">(c)计算<draw:frame draw:style-name="fr1"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00"><draw:frame draw:style-name="fr1"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01">这里的对数是自然对数</text:p>
      <text:p text:style-name="P301">(d)更新训练数据集的权值分布</text:p>
      <text:p text:style-name="P302"><draw:frame draw:style-name="fr1"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03">(3)构建基本分类器的线性组合</text:p>
      <text:p text:style-name="P304"><text:soft-page-break/><draw:frame draw:style-name="fr1"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03">得到最终分类器</text:p>
      <text:p text:style-name="P304"><draw:frame draw:style-name="fr1"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05">二、AdaBoost算法的训练误差分析</text:p>
      <text:p text:style-name="P306"><text:span text:style-name="T108">1)</text:span>AdaBoost算法最终分类器的训练误差界为</text:p>
      <text:p text:style-name="P307"><draw:frame draw:style-name="fr1"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08">证明：</text:p>
      <text:p text:style-name="P308">当<draw:frame draw:style-name="fr1"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09"><draw:frame draw:style-name="fr1"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08">得出</text:p>
      <text:p text:style-name="P309"><draw:frame draw:style-name="fr1"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10">2)二类分类问题AdaBoost的训练误差界</text:p>
      <text:p text:style-name="P311"><draw:frame draw:style-name="fr1"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10">其中，<draw:frame draw:style-name="fr1"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10">3)如果存在<draw:frame draw:style-name="fr1"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11"><draw:frame draw:style-name="fr1"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10"><text:soft-page-break/>这表明在此条件下AdaBoost的训练误差是以指数速率下降的。</text:p>
      <text:p text:style-name="P312"/>
      <text:p text:style-name="P312">三、AdaBoost算法的解释</text:p>
      <text:p text:style-name="P312">1)前向分步算法<text:span text:style-name="T111">(forward stagewise algorithm)</text:span></text:p>
      <text:p text:style-name="P312">加法模型</text:p>
      <text:p text:style-name="P313"><draw:frame draw:style-name="fr1"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12">其中<text:span text:style-name="T110">，</text:span><text:span text:style-name="T110"><draw:frame draw:style-name="fr1"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4">在给定训练数据及损失函数<draw:frame draw:style-name="fr1"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5"><draw:frame draw:style-name="fr1"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16">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17"><draw:frame draw:style-name="fr1"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18">五<text:span text:style-name="T113">、提升树</text:span></text:p>
      <text:p text:style-name="P318">提升树模型可以表示为决策树的加法模型</text:p>
      <text:p text:style-name="P319"><draw:frame draw:style-name="fr1"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20">其中<text:span text:style-name="T114">，</text:span><draw:frame draw:style-name="fr1"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21">六、梯度提升<text:span text:style-name="T115">(略)</text:span></text:p>
      <text:p text:style-name="P321"/>
      <text:h text:style-name="P344" text:outline-level="3">5.7.9 EM算法及推广</text:h>
      <text:p text:style-name="P3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24T11:29:58.572092879</dc:date>
    <meta:editing-duration>P3DT7H35M44S</meta:editing-duration>
    <meta:editing-cycles>337</meta:editing-cycles>
    <meta:document-statistic meta:table-count="0" meta:image-count="0" meta:object-count="490" meta:page-count="33" meta:paragraph-count="571" meta:word-count="6125" meta:character-count="7013" meta:non-whitespace-character-count="6914"/>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